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 Semilight" svg:font-family="'Malgun Gothic Semi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Footer">
      <style:text-properties style:font-name="Malgun Gothic Semilight" officeooo:rsid="000e99ce" officeooo:paragraph-rsid="000e99ce"/>
    </style:style>
    <style:style style:name="P4" style:family="paragraph" style:parent-style-name="Heading_20_1" style:list-style-name=""/>
    <style:style style:name="P5" style:family="paragraph" style:parent-style-name="Heading_20_1" style:list-style-name="">
      <style:text-properties officeooo:paragraph-rsid="000e43c6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break-before="page"/>
      <style:text-properties officeooo:paragraph-rsid="000e43c6"/>
    </style:style>
    <style:style style:name="P8" style:family="paragraph" style:parent-style-name="Heading_20_2">
      <style:text-properties officeooo:paragraph-rsid="000e43c6"/>
    </style:style>
    <style:style style:name="P9" style:family="paragraph" style:parent-style-name="Heading_20_2">
      <style:text-properties officeooo:paragraph-rsid="001b764d"/>
    </style:style>
    <style:style style:name="P10" style:family="paragraph" style:parent-style-name="Text_20_body">
      <style:text-properties officeooo:rsid="00107644" officeooo:paragraph-rsid="00107644"/>
    </style:style>
    <style:style style:name="P11" style:family="paragraph" style:parent-style-name="Text_20_body">
      <style:text-properties officeooo:rsid="0012d4a9" officeooo:paragraph-rsid="0012d4a9"/>
    </style:style>
    <style:style style:name="P12" style:family="paragraph" style:parent-style-name="Text_20_body">
      <style:text-properties officeooo:rsid="00154e1c" officeooo:paragraph-rsid="00154e1c"/>
    </style:style>
    <style:style style:name="P13" style:family="paragraph" style:parent-style-name="Text_20_body">
      <style:text-properties officeooo:rsid="001740a1" officeooo:paragraph-rsid="001740a1"/>
    </style:style>
    <style:style style:name="P14" style:family="paragraph" style:parent-style-name="Text_20_body">
      <style:text-properties officeooo:rsid="001772f7" officeooo:paragraph-rsid="001772f7"/>
    </style:style>
    <style:style style:name="P15" style:family="paragraph" style:parent-style-name="Text_20_body">
      <style:text-properties officeooo:rsid="001b764d" officeooo:paragraph-rsid="001b764d"/>
    </style:style>
    <style:style style:name="P16" style:family="paragraph" style:parent-style-name="Text_20_body">
      <style:text-properties officeooo:paragraph-rsid="001b764d"/>
    </style:style>
    <style:style style:name="P17" style:family="paragraph" style:parent-style-name="Text_20_body">
      <style:text-properties officeooo:rsid="001e703c" officeooo:paragraph-rsid="001e703c"/>
    </style:style>
    <style:style style:name="P18" style:family="paragraph" style:parent-style-name="Text_20_body">
      <style:text-properties officeooo:paragraph-rsid="001e703c"/>
    </style:style>
    <style:style style:name="P19" style:family="paragraph" style:parent-style-name="Text_20_body">
      <style:text-properties officeooo:rsid="00205136" officeooo:paragraph-rsid="00205136"/>
    </style:style>
    <style:style style:name="P20" style:family="paragraph" style:parent-style-name="Text_20_body" style:list-style-name="L1">
      <style:text-properties officeooo:rsid="00205136" officeooo:paragraph-rsid="00205136"/>
    </style:style>
    <style:style style:name="P21" style:family="paragraph" style:parent-style-name="Text_20_body">
      <style:text-properties officeooo:rsid="002334aa" officeooo:paragraph-rsid="002334aa"/>
    </style:style>
    <style:style style:name="P22" style:family="paragraph" style:parent-style-name="Text_20_body">
      <style:text-properties officeooo:rsid="002507a5" officeooo:paragraph-rsid="002507a5"/>
    </style:style>
    <style:style style:name="P23" style:family="paragraph" style:parent-style-name="Title">
      <style:text-properties style:font-name="Malgun Gothic Semilight"/>
    </style:style>
    <style:style style:name="T1" style:family="text">
      <style:text-properties officeooo:rsid="000e43c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48600"/>
    </style:style>
    <style:style style:name="T4" style:family="text">
      <style:text-properties officeooo:rsid="001740a1"/>
    </style:style>
    <style:style style:name="T5" style:family="text">
      <style:text-properties officeooo:rsid="001a695b"/>
    </style:style>
    <style:style style:name="T6" style:family="text">
      <style:text-properties officeooo:rsid="001b764d"/>
    </style:style>
    <style:style style:name="T7" style:family="text">
      <style:text-properties officeooo:rsid="001e703c"/>
    </style:style>
    <style:style style:name="T8" style:family="text">
      <style:text-properties style:font-name="Malgun Gothic Semilight"/>
    </style:style>
    <style:style style:name="T9" style:family="text">
      <style:text-properties style:font-name="Malgun Gothic Semilight" officeooo:rsid="001e703c"/>
    </style:style>
    <style:style style:name="T10" style:family="text">
      <style:text-properties style:font-name="Malgun Gothic Semilight" officeooo:rsid="00154e1c"/>
    </style:style>
    <style:style style:name="T11" style:family="text">
      <style:text-properties style:font-name="Malgun Gothic Semilight" officeooo:rsid="001740a1"/>
    </style:style>
    <style:style style:name="T12" style:family="text">
      <style:text-properties style:font-name="Malgun Gothic Semilight" officeooo:rsid="00205136"/>
    </style:style>
    <style:style style:name="T13" style:family="text">
      <style:text-properties style:font-name="Malgun Gothic Semilight" officeooo:rsid="00219f83"/>
    </style:style>
    <style:style style:name="T14" style:family="text">
      <style:text-properties style:font-name="Malgun Gothic Semilight" officeooo:rsid="0021ee7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Compte rendu TP 3 Téléphonie</text:p>
      <text:p text:style-name="Subtitle">par Hartmann Matthias et Bienvenu Victor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05_114776570" text:style-name="Index_20_Link" text:visited-style-name="Index_20_Link">Acheminement<text:tab/>2</text:a></text:p>
          <text:p text:style-name="P2"><text:a xlink:type="simple" xlink:href="#__RefHeading___Toc107_114776570" text:style-name="Index_20_Link" text:visited-style-name="Index_20_Link">Définition d’un faisceau<text:tab/>2</text:a></text:p>
          <text:p text:style-name="P2"><text:a xlink:type="simple" xlink:href="#__RefHeading___Toc109_114776570" text:style-name="Index_20_Link" text:visited-style-name="Index_20_Link">Association d’un accès physique extérieur<text:tab/>2</text:a></text:p>
          <text:p text:style-name="P2"><text:a xlink:type="simple" xlink:href="#__RefHeading___Toc111_114776570" text:style-name="Index_20_Link" text:visited-style-name="Index_20_Link">Routage d’appel vers l’extérieur<text:tab/>2</text:a></text:p>
          <text:p text:style-name="P2"><text:a xlink:type="simple" xlink:href="#__RefHeading___Toc113_114776570" text:style-name="Index_20_Link" text:visited-style-name="Index_20_Link">Routage d’appel arrivant de l’extérieur<text:tab/>2</text:a></text:p>
          <text:p text:style-name="P1"><text:a xlink:type="simple" xlink:href="#__RefHeading___Toc115_114776570" text:style-name="Index_20_Link" text:visited-style-name="Index_20_Link">Lien inter-site<text:tab/>3</text:a></text:p>
          <text:p text:style-name="P2"><text:a xlink:type="simple" xlink:href="#__RefHeading___Toc117_114776570" text:style-name="Index_20_Link" text:visited-style-name="Index_20_Link">Maquette de connexion avec un autre site<text:tab/>3</text:a></text:p>
          <text:p text:style-name="P2"><text:a xlink:type="simple" xlink:href="#__RefHeading___Toc119_114776570" text:style-name="Index_20_Link" text:visited-style-name="Index_20_Link">Mise en œuvre du service SIP Inter-sites<text:tab/>3</text:a></text:p>
          <text:p text:style-name="P1"><text:a xlink:type="simple" xlink:href="#__RefHeading___Toc121_114776570" text:style-name="Index_20_Link" text:visited-style-name="Index_20_Link">Correction des numéros appelants diffusés à l’extérieur<text:tab/>4</text:a></text:p>
          <text:p text:style-name="P2"><text:a xlink:type="simple" xlink:href="#__RefHeading___Toc123_114776570" text:style-name="Index_20_Link" text:visited-style-name="Index_20_Link">Numéro appelant envoyé vers un opérateur RNSI<text:tab/>4</text:a></text:p>
          <text:p text:style-name="P2"><text:a xlink:type="simple" xlink:href="#__RefHeading___Toc125_114776570" text:style-name="Index_20_Link" text:visited-style-name="Index_20_Link">Diffusion du numéro appelant sur le lien inter-sites<text:tab/>4</text:a></text:p>
          <text:p text:style-name="P2"><text:a xlink:type="simple" xlink:href="#__RefHeading___Toc127_114776570" text:style-name="Index_20_Link" text:visited-style-name="Index_20_Link">Correction des numéros appelant en arrivée sur le lien inter-sites<text:tab/>4</text:a></text:p>
        </text:index-body>
      </text:table-of-content>
      <text:h text:style-name="P4" text:outline-level="1"/>
      <text:h text:style-name="P6" text:outline-level="1"><text:bookmark-start text:name="__RefHeading___Toc105_114776570"/>Acheminement<text:bookmark-end text:name="__RefHeading___Toc105_114776570"/></text:h>
      <text:h text:style-name="Heading_20_2" text:outline-level="2"><text:bookmark-start text:name="__RefHeading___Toc107_114776570"/>Définition d’un faisceau<text:bookmark-end text:name="__RefHeading___Toc107_114776570"/></text:h>
      <text:p text:style-name="P10">L’utilité de transformer un numéro appelé d’une communication arrivant sur notre PABX est de différentier les appels émis sur le même réseaux mais avec des sites différents.</text:p>
      <text:h text:style-name="Heading_20_2" text:outline-level="2"><text:bookmark-start text:name="__RefHeading___Toc109_114776570"/>Association d’un accès physique extérieur<text:bookmark-end text:name="__RefHeading___Toc109_114776570"/></text:h>
      <text:p text:style-name="P11">Nous avons utilisé l’emplacement ST/0 sur le PABX. Soit l’emplacement physique « 00200 ».</text:p>
      <text:h text:style-name="Heading_20_2" text:outline-level="2"><text:bookmark-start text:name="__RefHeading___Toc111_114776570"/>Routage d’appel vers l’extérieur<text:bookmark-end text:name="__RefHeading___Toc111_114776570"/></text:h>
      <text:p text:style-name="P11">Nous avons déduit que le préfixe utilisé pour un appel national est : « 0<text:span text:style-name="T3">{*} » car chaque numéro national commençait par 0 puis une suite de chiffre (de longueur indéfinie)</text:span></text:p>
      <text:p text:style-name="P11"/>
      <text:p text:style-name="P12"><text:span text:style-name="T4">Le numéro qui s’affiche sur le poste publique est : (0)</text:span>296220100</text:p>
      <text:p text:style-name="P13">Lors de l’appel du deuxième poste, celui-ci affiche le message « encombrement » indiquant que la communication n’est pas possible car le faisceau est déjà utilisé.</text:p>
      <text:p text:style-name="P13">Afin de ne plus avoir l’encombrement nous avons dû modifier la configuration suivante :</text:p>
      <text:p text:style-name="P13">Dans le menu 4.1.1 nous avons changer le faisceau 2ème canal b, le passant de fx-ETSI à fx-NAT.</text:p>
      <text:p text:style-name="P13">En conclusion on observe que le faisceau T0 ne possède que 2 canaux (comme vu en cours)</text:p>
      <text:p text:style-name="P14">Pour qu’on puisse appeler un numéro intérieur depuis l’extérieur il faut mettre en place la transformation des numéros arrivés.</text:p>
      <text:h text:style-name="Heading_20_2" text:outline-level="2"><text:bookmark-start text:name="__RefHeading___Toc113_114776570"/>Routage d’appel arrivant de l’extérieur<text:bookmark-end text:name="__RefHeading___Toc113_114776570"/></text:h>
      <text:p text:style-name="Text_20_body"><text:span text:style-name="T2"/></text:p>
      <text:h text:style-name="P5" text:outline-level="1"/>
      <text:h text:style-name="P7" text:outline-level="1"><text:bookmark-start text:name="__RefHeading___Toc115_114776570"/><text:span text:style-name="T1">Lien inter-site</text:span><text:bookmark-end text:name="__RefHeading___Toc115_114776570"/></text:h>
      <text:h text:style-name="P8" text:outline-level="2"><text:bookmark-start text:name="__RefHeading___Toc117_114776570"/>Maquette de connexion avec un autre site<text:bookmark-end text:name="__RefHeading___Toc117_114776570"/></text:h>
      <text:h text:style-name="P9" text:outline-level="2"><text:bookmark-start text:name="__RefHeading___Toc119_114776570"/><text:span text:style-name="T5">M</text:span>ise en œuvre du service SIP Inter-sites<text:bookmark-end text:name="__RefHeading___Toc119_114776570"/></text:h>
      <text:p text:style-name="P16"><text:span text:style-name="T6">Le numéro qui s’affiche sur le poste appelé est : « ****** » </text:span></text:p>
      <text:p text:style-name="P15">Le modèle des URI SIP est : <text:a xlink:type="simple" xlink:href="mailto:5311@10.43.3.200" text:style-name="Internet_20_link" text:visited-style-name="Visited_20_Internet_20_Link">5311@10.43.3.200</text:a>:5060 cela correspond alors à l’adresse ip du proxy (donc le PABX de la table qui nous fait face)</text:p>
      <text:p text:style-name="P15"><text:s/></text:p>
      <text:h text:style-name="P6" text:outline-level="1"><text:bookmark-start text:name="__RefHeading___Toc121_114776570"/>Correction des numéros appelants diffusés à l’extérieur<text:bookmark-end text:name="__RefHeading___Toc121_114776570"/></text:h>
      <text:h text:style-name="Heading_20_2" text:outline-level="2"><text:bookmark-start text:name="__RefHeading___Toc123_114776570"/>Numéro appelant envoyé vers un opérateur RNSI<text:bookmark-end text:name="__RefHeading___Toc123_114776570"/></text:h>
      <text:p text:style-name="P18"><text:span text:style-name="T7">Nous avons vu </text:span><text:span text:style-name="T9">sur les postes extérieurs le numéro </text:span><text:span text:style-name="T11">(0)</text:span><text:span text:style-name="T10">296220100</text:span></text:p>
      <text:p text:style-name="P17"><text:span text:style-name="T8">Après modifications on remarque que le numéro affiché est désormais le « 0296420000 ». En cas de rappel, le téléphone appelé sera le 5201. </text:span><text:span text:style-name="T12">Ce poste pourrait appartenir au poste accueil / standard / </text:span><text:span text:style-name="T14">secrétariat </text:span><text:span text:style-name="T12">.</text:span></text:p>
      <text:p text:style-name="P19"><text:span text:style-name="T8">Les deux cas :</text:span></text:p>
      <text:list xml:id="list1491489308" text:style-name="L1">
        <text:list-item>
          <text:p text:style-name="P20"><text:span text:style-name="T8">Appel depuis le SIP : Le numéro est 0296420000</text:span></text:p>
        </text:list-item>
        <text:list-item>
          <text:p text:style-name="P20"><text:span text:style-name="T8">Appel depuis le Numérique : 029642420</text:span><text:span text:style-name="T13">1</text:span></text:p>
        </text:list-item>
      </text:list>
      <text:h text:style-name="Heading_20_2" text:outline-level="2"><text:bookmark-start text:name="__RefHeading___Toc125_114776570"/>Diffusion du numéro appelant sur le lien inter-sites<text:bookmark-end text:name="__RefHeading___Toc125_114776570"/></text:h>
      <text:p text:style-name="P21">Après la validation des nouveaux paramètres, le numéro affiché sur le téléphone de la table d’en face est 05211 sur le poste numérique et 005211 sur le poste SIP</text:p>
      <text:h text:style-name="Heading_20_2" text:outline-level="2"><text:bookmark-start text:name="__RefHeading___Toc127_114776570"/>Correction des numéros appelant en arrivée sur le lien inter-sites<text:bookmark-end text:name="__RefHeading___Toc127_114776570"/></text:h>
      <text:p text:style-name="P22">Les numéros affichés nous conviennent mieux. Les postes (Hors SIP) affichent maintenant le <text:s/>numéro local de la table (53XX). Le poste sip quant à lui affiche (05312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 Semilight" svg:font-family="'Malgun Gothic Semi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Malgun Gothic Semilight" fo:font-family="'Malgun Gothic Semilight'" style:font-family-generic="swiss" style:font-pitch="variable" officeooo:rsid="00101c85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Malgun Gothic Semilight" fo:font-family="'Malgun Gothic Semilight'" style:font-family-generic="swiss" style:font-pitch="variable" fo:font-size="130%" fo:font-style="italic" style:text-underline-style="solid" style:text-underline-width="auto" style:text-underline-color="font-color" fo:font-weight="bold" style:font-size-asian="130%" style:font-style-asian="italic" style:font-weight-asian="bold" style:font-size-complex="130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Malgun Gothic Semilight" fo:font-family="'Malgun Gothic Semilight'" style:font-family-generic="swiss" style:font-pitch="variable" fo:font-size="115%" style:text-underline-style="none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Malgun Gothic Semilight" officeooo:rsid="000e99ce" officeooo:paragraph-rsid="000e99c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HARTMANN Matthias BIENVENUE Victor, 2A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tthias Hartmann</meta:initial-creator>
    <meta:creation-date>2022-05-24T08:02:29.985000000</meta:creation-date>
    <dc:date>2022-05-24T11:02:47.068000000</dc:date>
    <dc:creator>Matthias Hartmann</dc:creator>
    <meta:editing-duration>PT1H7M43S</meta:editing-duration>
    <meta:editing-cycles>16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47" meta:word-count="503" meta:character-count="3034" meta:non-whitespace-character-count="2575"/>
  </office:meta>
</office:document-meta>
</file>